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F0000022DE5060C3424A8BC6E.png" manifest:media-type="image/png"/>
  <manifest:file-entry manifest:full-path="Pictures/1000000100000280000002444BD32C3C50109769.png" manifest:media-type="image/png"/>
  <manifest:file-entry manifest:full-path="Pictures/1000000000000200000002008778190879DDA716.png" manifest:media-type="image/png"/>
  <manifest:file-entry manifest:full-path="Pictures/1000000100000500000003999379983FF4AE7E06.png" manifest:media-type="image/png"/>
  <manifest:file-entry manifest:full-path="Pictures/10000001000007800000043A3E49C3BD7659E6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18.5cm"/>
    </style:style>
    <style:style style:name="gr3" style:family="graphic" style:parent-style-name="standard">
      <style:graphic-properties svg:stroke-width="0.212cm" svg:stroke-color="#ff8000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draw:fill-color="#ffff6d" draw:textarea-horizontal-align="justify" draw:textarea-vertical-align="middle" draw:auto-grow-height="false" fo:min-height="1cm" fo:min-width="3.25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cm" fo:min-width="3.25cm"/>
      <style:paragraph-properties style:writing-mode="lr-tb"/>
    </style:style>
    <style:style style:name="gr6" style:family="graphic" style:parent-style-name="standard">
      <style:graphic-properties svg:stroke-width="0.212cm" svg:stroke-color="#ffde59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>
      <style:graphic-properties svg:stroke-width="0.212cm" svg:stroke-color="#bbe33d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svg:stroke-width="0.212cm" svg:stroke-color="#00a933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8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min-height="0.708cm" fo:min-width="0.458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middle" draw:auto-grow-height="false" fo:min-height="0.02cm" fo:min-width="0.796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middle" draw:auto-grow-height="false" fo:min-height="0cm" fo:min-width="0.644cm" fo:padding-top="0.178cm" fo:padding-bottom="0.178cm" fo:padding-left="0.303cm" fo:padding-right="0.303cm"/>
    </style:style>
    <style:style style:name="gr14" style:family="graphic" style:parent-style-name="standard">
      <style:graphic-properties draw:textarea-horizontal-align="justify" draw:textarea-vertical-align="middle" draw:auto-grow-height="false" fo:min-height="6.696cm" fo:min-width="5.28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6d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9.159cm" svg:x="2.495cm" svg:y="7.25cm">
          <draw:image xlink:href="Pictures/10000001000007800000043A3E49C3BD7659E6FA.png" xlink:type="simple" xlink:show="embed" xlink:actuate="onLoad" draw:mime-type="image/png">
            <text:p/>
          </draw:image>
        </draw:frame>
        <draw:custom-shape draw:style-name="gr2" draw:text-style-name="P1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5cm" svg:x="1cm" svg:y="6.75cm">
          <text:p text:style-name="P1">TABL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75cm" svg:height="1.25cm" svg:x="6.25cm" svg:y="1.25cm">
          <text:p text:style-name="P1">Single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5cm" svg:height="1.25cm" svg:x="10.5cm" svg:y="1.25cm">
          <text:p text:style-name="P1">Doubles</text:p>
          <draw:enhanced-geometry svg:viewBox="0 0 21600 21600" draw:mirror-horizontal="true" draw:type="rectangle" draw:enhanced-path="M 0 0 L 21600 0 21600 21600 0 21600 0 0 Z N"/>
        </draw:custom-shape>
        <draw:frame draw:style-name="gr1" draw:text-style-name="P1" draw:layer="layout" svg:width="3cm" svg:height="2.158cm" svg:x="12cm" svg:y="9.092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158cm" svg:x="5.25cm" svg:y="6.842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5.5cm" svg:x="14cm" svg:y="3cm">
          <draw:image xlink:href="Pictures/1000000000000200000002008778190879DDA716.png" xlink:type="simple" xlink:show="embed" xlink:actuate="onLoad" draw:mime-type="image/png">
            <text:p/>
          </draw:image>
        </draw:frame>
        <draw:custom-shape draw:style-name="gr6" draw:text-style-name="P1" draw:layer="layout" svg:width="4cm" svg:height="1.5cm" svg:x="5.5cm" svg:y="5cm">
          <text:p text:style-name="P1">TABLE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.5cm" svg:x="11.5cm" svg:y="11.5cm">
          <text:p text:style-name="P1">TENNI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cm" svg:height="1.5cm" svg:x="16cm" svg:y="9.75cm">
          <text:p text:style-name="P1">TENNIS1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27cm" svg:height="0.75cm" svg:x="12.673cm" svg:y="9.5cm">
          <draw:image xlink:href="Pictures/1000000100000280000002444BD32C3C50109769.png" xlink:type="simple" xlink:show="embed" xlink:actuate="onLoad" draw:mime-type="image/png">
            <text:p/>
          </draw:image>
        </draw:frame>
        <draw:frame draw:style-name="gr1" draw:text-style-name="P1" draw:layer="layout" svg:width="0.827cm" svg:height="0.75cm" svg:x="5.75cm" svg:y="7.25cm">
          <draw:image xlink:href="Pictures/1000000100000280000002444BD32C3C50109769.png" xlink:type="simple" xlink:show="embed" xlink:actuate="onLoad" draw:mime-type="image/png">
            <text:p/>
          </draw:image>
        </draw:frame>
        <draw:custom-shape draw:style-name="gr9" draw:text-style-name="P1" draw:layer="layout" svg:width="8.5cm" svg:height="3.5cm" svg:x="1cm" svg:y="12.75cm">
          <text:p text:style-name="P1">Tournament inf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5.475cm" svg:height="3.939cm" svg:x="5.275cm" svg:y="3.25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16.255cm" svg:height="9.159cm" svg:x="2.746cm" svg:y="17.751cm">
          <draw:image xlink:href="Pictures/10000001000007800000043A3E49C3BD7659E6FA.png" xlink:type="simple" xlink:show="embed" xlink:actuate="onLoad" draw:mime-type="image/png">
            <text:p/>
          </draw:image>
        </draw:frame>
        <draw:frame draw:style-name="gr1" draw:text-style-name="P1" draw:layer="layout" svg:width="8.122cm" svg:height="8.122cm" svg:x="10.25cm" svg:y="8cm">
          <draw:image xlink:href="Pictures/1000000000000200000002008778190879DDA716.png" xlink:type="simple" xlink:show="embed" xlink:actuate="onLoad" draw:mime-type="image/png">
            <text:p/>
          </draw:image>
        </draw:frame>
        <draw:frame draw:style-name="gr1" draw:text-style-name="P1" draw:layer="layout" svg:width="2.692cm" svg:height="2.44cm" svg:x="14.5cm" svg:y="3.5cm">
          <draw:image xlink:href="Pictures/1000000100000280000002444BD32C3C5010976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999cm" svg:height="10.853cm" svg:x="1.001cm" svg:y="3.75cm">
          <draw:image xlink:href="Pictures/10000001000003CF0000022DE5060C3424A8BC6E.png" xlink:type="simple" xlink:show="embed" xlink:actuate="onLoad" draw:mime-type="image/png">
            <text:p/>
          </draw:image>
        </draw:frame>
        <draw:g>
          <draw:g>
            <draw:custom-shape draw:style-name="gr10" draw:text-style-name="P4" draw:layer="layout" svg:width="1.5cm" svg:height="1.5cm" svg:x="8.25cm" svg:y="1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5" draw:layer="layout" svg:x1="8.5cm" svg:y1="12cm" svg:x2="9.5cm" svg:y2="12cm">
              <text:p/>
            </draw:line>
          </draw:g>
          <draw:custom-shape draw:style-name="gr12" draw:text-style-name="P6" draw:layer="layout" svg:width="1.75cm" svg:height="0.75cm" svg:x="5.75cm" svg:y="11.75cm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13" draw:text-style-name="P6" draw:layer="layout" svg:width="1.25cm" svg:height="0.313cm" svg:x="15.5cm" svg:y="4.2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1.25cm" svg:height="0.312cm" svg:x="15.5cm" svg:y="4.71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1.25cm" svg:height="0.312cm" svg:x="15.5cm" svg:y="5.18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" draw:layer="layout" svg:width="6.25cm" svg:height="7.5cm" svg:x="10.75cm" svg:y="17.75cm">
            <text:p text:style-name="P1">Reset match</text:p>
            <text:p text:style-name="P1">Add players</text:p>
            <text:p text:style-name="P1">Singles / Doubles</text:p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custom-shape draw:style-name="gr13" draw:text-style-name="P6" draw:layer="layout" svg:width="1.25cm" svg:height="0.313cm" svg:x="15.25cm" svg:y="18.2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1.25cm" svg:height="0.312cm" svg:x="15.25cm" svg:y="18.71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1.25cm" svg:height="0.312cm" svg:x="15.25cm" svg:y="19.188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4T12:55:59.360617035</meta:creation-date>
    <meta:generator>LibreOffice/7.3.7.2$Linux_X86_64 LibreOffice_project/30$Build-2</meta:generator>
    <dc:date>2023-11-14T16:43:03.555078289</dc:date>
    <meta:editing-duration>PT25M57S</meta:editing-duration>
    <meta:editing-cycles>3</meta:editing-cycles>
    <meta:document-statistic meta:object-count="33"/>
  </office:meta>
</office:document-meta>
</file>